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ión</text:p>
      <text:p text:style-name="Standard">$ comando</text:p>
      <text:p text:style-name="Standard"><text:tab/><text:tab/></text:p>
      <text:p text:style-name="Standard">Crear repositorio</text:p>
      <text:p text:style-name="Standard">$ Git init</text:p>
      <text:p text:style-name="Standard"/>
      <text:p text:style-name="Standard">Agregar usuario al repositorio</text:p>
      <text:p text:style-name="Standard">$ config user.name"nombre del usuario"</text:p>
      <text:p text:style-name="Standard"><text:s text:c="5"/></text:p>
      <text:p text:style-name="Standard">Agregar correo a repositorio <text:s text:c="6"/></text:p>
      <text:p text:style-name="Standard">$ Config user.email"nombre del mail"</text:p>
      <text:p text:style-name="Standard"/>
      <text:p text:style-name="Standard">Crear una rama <text:s text:c="8"/></text:p>
      <text:p text:style-name="Standard">$ Git branch</text:p>
      <text:p text:style-name="Standard"/>
      <text:p text:style-name="Standard">Descarga los últimos cambio hechos en el repositorio <text:s text:c="9"/></text:p>
      <text:p text:style-name="Standard">$ Git pull</text:p>
      <text:p text:style-name="Standard"/>
      <text:p text:style-name="Standard">Sube los cambios al repositorio <text:s text:c="11"/></text:p>
      <text:p text:style-name="Standard">$ Git push</text:p>
      <text:p text:style-name="Standard"/>
      <text:p text:style-name="Standard">Cambia de rama <text:s text:c="8"/></text:p>
      <text:p text:style-name="Standard">$ Git checkout</text:p>
      <text:p text:style-name="Standard"><text:s/></text:p>
      <text:p text:style-name="Standard">Muestra el historial de los commits con información de quien lo hizo y cuando</text:p>
      <text:p text:style-name="Standard">$ Git log</text:p>
      <text:p text:style-name="Standard"/>
      <text:p text:style-name="Standard">Permite ver el entorno en el <text:s/>que se trabaja y los archivos con y sin seguimiento</text:p>
      <text:p text:style-name="Standard">$ Git status</text:p>
      <text:p text:style-name="Standard"/>
      <text:p text:style-name="Standard">Sube todos los archivos al repositorio <text:s text:c="7"/></text:p>
      <text:p text:style-name="Standard">$ Git .add</text:p>
      <text:p text:style-name="Standard"/>
      <text:p text:style-name="Standard">Permite comitear los cambios realizados </text:p>
      <text:p text:style-name="Standard">$ Git commit -m"mensaje"</text:p>
      <text:p text:style-name="Standard"/>
      <text:p text:style-name="Standard">Clona un repositorio <text:s/></text:p>
      <text:p text:style-name="Standard">$ Git clone "link del repositorio"</text:p>
      <text:p text:style-name="Standard"/>
      <text:p text:style-name="Standard">Sube un archivo en específico al repositorio</text:p>
      <text:p text:style-name="Standard">$ Git add "nombre del archivo"</text:p>
      <text:p text:style-name="Standard"/>
      <text:p text:style-name="Standard">Elimina una rama pero solo si no tiene cambios sin fusionar a la rama principal <text:tab/></text:p>
      <text:p text:style-name="Standard">$Git branch -d"nombre de la rama"</text:p>
      <text:p text:style-name="Standard"/>
      <text:p text:style-name="Standard">Eliminar la rama incluso si tiene cambios sin fusionar</text:p>
      <text:p text:style-name="Standard">$ Git branch -D "nombre de la ram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8T19:27:06.15</meta:creation-date>
    <meta:document-statistic meta:table-count="0" meta:image-count="0" meta:object-count="0" meta:page-count="1" meta:paragraph-count="35" meta:word-count="171" meta:character-count="1019"/>
    <dc:date>2022-02-28T19:28:39.47</dc:date>
    <meta:editing-duration>PT1M35S</meta:editing-duration>
    <meta:editing-cycles>1</meta:editing-cycles>
    <meta:generator>OpenOffice/4.1.10$Win32 OpenOffice.org_project/4110m2$Build-9807</meta:generator>
  </office:meta>
</office:document-meta>
</file>